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5-03-1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4-07-2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4-03-1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3-07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3-03-14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2-10-2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2-03-1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1-10-1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1-09-2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1-09-10 0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1-03-17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0-12-14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0-10-2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20-09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19-12-1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19-09-0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19-08-0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19-03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18-09-2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18-08-14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18-06-1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18-03-2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18-01-08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17-10-1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16-12-0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15-06-1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2293</text:p>
          </table:table-cell>
          <table:table-cell office:value-type="string" calcext:value-type="string">
            <text:p>02N/11E-13AAA Lolo</text:p>
          </table:table-cell>
          <table:table-cell office:value-type="string" calcext:value-type="string">
            <text:p>2015-06-1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